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1.6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9.7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0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3.3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065cm" fo:min-width="13.3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13.3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7cm" fo:min-width="13.38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43cm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2.573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3.609cm"/>
    </style:style>
    <style:style style:name="pr6" style:family="presentation" style:parent-style-name="Padrão-notes">
      <style:graphic-properties draw:fill-color="#ffffff" fo:min-height="12.322cm"/>
    </style:style>
    <style:style style:name="pr7" style:family="presentation" style:parent-style-name="Padrão-outline1">
      <style:graphic-properties draw:auto-grow-height="true" fo:min-height="13.86cm"/>
    </style:style>
    <style:style style:name="pr8" style:family="presentation" style:parent-style-name="Padrão-outline1">
      <style:graphic-properties draw:auto-grow-height="true" fo:min-height="14.335cm"/>
    </style:style>
    <style:style style:name="pr9" style:family="presentation" style:parent-style-name="Padrão-outline1">
      <style:graphic-properties fo:min-height="14.865cm"/>
    </style:style>
    <style:style style:name="pr10" style:family="presentation" style:parent-style-name="Padrão-outline1">
      <style:graphic-properties fo:min-height="16.131cm"/>
    </style:style>
    <style:style style:name="pr11" style:family="presentation" style:parent-style-name="Padrão-outline1">
      <style:graphic-properties fo:min-height="16.36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33% 58%" fo:font-size="36pt" style:font-size-asian="36pt" style:font-size-complex="36pt"/>
    </style:style>
    <style:style style:name="T5" style:family="text">
      <style:text-properties style:text-position="0% 100%" fo:font-size="36pt" style:font-size-asian="36pt" style:font-size-complex="36pt"/>
    </style:style>
    <style:style style:name="T6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rganização de Computadores I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Ponto Flutuan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umári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adrão IEEE 754</text:p>
              </text:list-item>
              <text:list-item>
                <text:p>Versão 3 bits expoente 4 mantissa, positivos</text:p>
              </text:list-item>
              <text:list-item>
                <text:p>Conversão</text:p>
              </text:list-item>
              <text:list-item>
                <text:p>Arredondamento</text:p>
              </text:list-item>
              <text:list-item>
                <text:p>Adição e Multiplica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EEE 754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Padrão para representação</text:p>
              </text:list-item>
              <text:list-item>
                <text:p>32 bits</text:p>
                <text:list>
                  <text:list-item>
                    <text:p>1 bit Sinal</text:p>
                  </text:list-item>
                  <text:list-item>
                    <text:p>8 expoente</text:p>
                  </text:list-item>
                  <text:list-item>
                    <text:p>23 mantissa → 2<text:span text:style-name="T1">23</text:span><text:span text:style-name="T2"> = 2</text:span><text:span text:style-name="T1">10 </text:span><text:span text:style-name="T2">2</text:span><text:span text:style-name="T1">10 <text:s/></text:span><text:span text:style-name="T2">2</text:span><text:span text:style-name="T1">3 </text:span><text:span text:style-name="T2">~ 8*10</text:span><text:span text:style-name="T1"> 6</text:span></text:p>
                  </text:list-item>
                  <text:list-item>
                    <text:p><text:span text:style-name="T2"><text:s/></text:span><text:span text:style-name="T2">Número de casas decimais = 6 a 7 dígitos <text:s/>= precisão</text:span></text:p>
                  </text:list-item>
                  <text:list-item>
                    <text:p><text:span text:style-name="T2">https://www.h-schmidt.net/FloatConverter/IEEE754.html</text:span></text:p>
                  </text:list-item>
                  <text:list-item>
                    <text:p><text:span text:style-name="T2">Novas tendências - https://float.exposed/b0x431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EEE 754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adrão para representação</text:p>
              </text:list-item>
              <text:list-item>
                <text:p>64 bits</text:p>
                <text:list>
                  <text:list-item>
                    <text:p>1 bit Sinal</text:p>
                  </text:list-item>
                  <text:list-item>
                    <text:p>11 expoente</text:p>
                  </text:list-item>
                  <text:list-item>
                    <text:p>52 mantissa → 2<text:span text:style-name="T1">52</text:span><text:span text:style-name="T2"> </text:span><text:span text:style-name="T1"><text:s/></text:span><text:span text:style-name="T2">~ 4*10</text:span><text:span text:style-name="T1"> 15</text:span></text:p>
                  </text:list-item>
                  <text:list-item>
                    <text:p><text:span text:style-name="T2">15 a 16 dígitos em decimal de precisã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ódigos reservad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presentação de zero</text:p>
              </text:list-item>
              <text:list-item>
                <text:p>+ infinito e – infinito</text:p>
              </text:list-item>
              <text:list-item>
                <text:p>NaN = Not a Number</text:p>
              </text:list-item>
              <text:list-item>
                <text:p>Números não normalizados</text:p>
              </text:list-item>
            </text:list>
          </draw:text-box>
        </draw:frame>
        <draw:frame draw:style-name="gr2" draw:text-style-name="P2" draw:layer="layout" svg:width="22.278cm" svg:height="8.072cm" svg:x="1.27cm" svg:y="12.065cm">
          <draw:text-box>
            <text:p/>
            <text:p>Valor<text:tab/>Sinal<text:tab/>Expoente<text:tab/>Mantissa</text:p>
            <text:p>Zero<text:tab/>0<text:tab/>0s<text:tab/>0s</text:p>
            <text:p>+ Infinito<text:tab/>0<text:tab/>1s<text:tab/>0s</text:p>
            <text:p>- Infinito<text:tab/>1<text:tab/>1s<text:tab/>0s</text:p>
            <text:p>NaN<text:tab/>0<text:tab/>1s<text:tab/>Diferente de 0s</text:p>
            <text:p>No padrão IEEE 754, os NaN (Not a Number), possuem sinal 0, expoente 1 e</text:p>
            <text:p><text:s/>mantissa com qualquer valor - exceto tudo 0s, pois isso caracteriza infinito-</text:p>
            <text:p><text:s/>e representam exceções como divisão por zero, raiz de negativos etc.</text:p>
            <text:p/>
            <text:p>https://pt.wikipedia.org/wiki/IEEE_754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rmalizaçã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4,345 * 10<text:span text:style-name="T1">4</text:span></text:p>
              </text:list-item>
              <text:list-item>
                <text:p><text:span text:style-name="T2">43,45 * 10</text:span><text:span text:style-name="T1">3</text:span></text:p>
              </text:list-item>
              <text:list-item>
                <text:p><text:span text:style-name="T2">434,5 * 10</text:span><text:span text:style-name="T1">2</text:span></text:p>
              </text:list-item>
              <text:list-item>
                <text:p><text:span text:style-name="T2">4345,0 * 10</text:span><text:span text:style-name="T1">1</text:span></text:p>
              </text:list-item>
              <text:list-item>
                <text:p><text:span text:style-name="T2">43450,0 * 10</text:span><text:span text:style-name="T1">0</text:span></text:p>
              </text:list-item>
              <text:list-item>
                <text:p><text:span text:style-name="T2">Todos representam o mesmo número</text:span></text:p>
              </text:list-item>
              <text:list-item>
                <text:p><text:span text:style-name="T2">Como padronizar 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m binári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1,1011 * 2<text:span text:style-name="T1">4</text:span></text:p>
              </text:list-item>
              <text:list-item>
                <text:p><text:span text:style-name="T2">11,011 * 2</text:span><text:span text:style-name="T1">3</text:span></text:p>
              </text:list-item>
              <text:list-item>
                <text:p><text:span text:style-name="T2">110,11 * 2</text:span><text:span text:style-name="T1">2</text:span></text:p>
              </text:list-item>
              <text:list-item>
                <text:p><text:span text:style-name="T2">1101,1 *2</text:span><text:span text:style-name="T1">1</text:span></text:p>
              </text:list-item>
              <text:list-item>
                <text:p><text:span text:style-name="T2">11011,0 * 2</text:span><text:span text:style-name="T1">0</text:span></text:p>
              </text:list-item>
              <text:list-item>
                <text:p><text:span text:style-name="T2">Como representar: expoente e mantissa</text:span></text:p>
              </text:list-item>
              <text:list-item>
                <text:p><text:span text:style-name="T2">Como normalizar 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EEE 754 simplificad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ente positivos</text:p>
              </text:list-item>
              <text:list-item>
                <text:p>Sem códigos especiais: infinito, zero, NaN</text:p>
              </text:list-item>
              <text:list-item>
                <text:p>3 bits de expoente</text:p>
              </text:list-item>
              <text:list-item>
                <text:p>4 bits de mantissa</text:p>
              </text:list-item>
              <text:list-item>
                <text:p>Facilitar a compreensão....estender para 32 e 64 bits...</text:p>
              </text:list-item>
              <text:list-item>
                <text:p>Normalização, arredondamento, adição e multiplica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ormato</text:p>
          </draw:text-box>
        </draw:frame>
        <draw:frame draw:style-name="gr3" draw:text-style-name="P3" draw:layer="layout" svg:width="12.156cm" svg:height="7.361cm" svg:x="4.445cm" svg:y="5.715cm">
          <draw:text-box>
            <text:p><text:span text:style-name="T3"><text:s text:c="5"/></text:span><text:span text:style-name="T3">E <text:s text:c="12"/>Mant</text:span></text:p>
            <text:p><text:span text:style-name="T3"/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ormato</text:p>
          </draw:text-box>
        </draw:frame>
        <draw:frame draw:style-name="gr4" draw:text-style-name="P3" draw:layer="layout" svg:width="20.272cm" svg:height="13.049cm" svg:x="4.445cm" svg:y="5.715cm">
          <draw:text-box>
            <text:p><text:span text:style-name="T3"><text:s text:c="5"/></text:span><text:span text:style-name="T3">E <text:s text:c="12"/>Mant</text:span></text:p>
            <text:p><text:span text:style-name="T3"/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/></text:p>
            <text:p><text:span text:style-name="T5">Representa um número entre 1 e 2</text:span></text:p>
            <text:p><text:span text:style-name="T5">Na mantissa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ormato</text:p>
          </draw:text-box>
        </draw:frame>
        <draw:frame draw:style-name="gr5" draw:text-style-name="P3" draw:layer="layout" svg:width="20.606cm" svg:height="13.049cm" svg:x="4.445cm" svg:y="5.715cm">
          <draw:text-box>
            <text:p><text:span text:style-name="T3"><text:s text:c="5"/></text:span><text:span text:style-name="T3">E <text:s text:c="12"/>Mant</text:span></text:p>
            <text:p><text:span text:style-name="T3"/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/></text:p>
            <text:p><text:span text:style-name="T5">Mant = potências negativas de 2 ou</text:span></text:p>
            <text:p><text:span text:style-name="T5">frações</text:span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ormato</text:p>
          </draw:text-box>
        </draw:frame>
        <draw:frame draw:style-name="gr6" draw:text-style-name="P3" draw:layer="layout" svg:width="13.886cm" svg:height="13.049cm" svg:x="4.445cm" svg:y="5.715cm">
          <draw:text-box>
            <text:p><text:span text:style-name="T3"><text:s text:c="5"/></text:span><text:span text:style-name="T3">E <text:s text:c="12"/>Mant</text:span></text:p>
            <text:p><text:span text:style-name="T3"/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ormato</text:p>
          </draw:text-box>
        </draw:frame>
        <draw:frame draw:style-name="gr7" draw:text-style-name="P3" draw:layer="layout" svg:width="13.886cm" svg:height="17.315cm" svg:x="4.445cm" svg:y="5.715cm">
          <draw:text-box>
            <text:p><text:span text:style-name="T3"><text:s text:c="5"/></text:span><text:span text:style-name="T3">E <text:s text:c="12"/>Mant</text:span></text:p>
            <text:p><text:span text:style-name="T3"/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20"/></text:span><text:span text:style-name="T3">1 <text:s/>1 <text:s text:c="2"/>1 <text:s text:c="2"/>1</text:span></text:p>
            <text:p><text:span text:style-name="T3"><text:s text:c="20"/>– </text:span><text:span text:style-name="T3">--- ---- ---</text:span></text:p>
            <text:p><text:span text:style-name="T3"><text:s text:c="20"/></text:span><text:span text:style-name="T3">2 <text:s/>4 <text:s text:c="2"/>8 <text:s text:c="2"/>16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8" draw:text-style-name="P3" draw:layer="layout" svg:width="13.886cm" svg:height="14.471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0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0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4-3 </text:span><text:span text:style-name="T5">* ( 1 + 0 ) =</text:span></text:p>
            <text:p><text:span text:style-name="T5"><text:s text:c="3"/></text:span><text:span text:style-name="T5">= 2</text:span><text:span text:style-name="T4">1 </text:span><text:span text:style-name="T5"><text:s text:c="2"/>* <text:s text:c="2"/>1 <text:s/>= <text:s/>2 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1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4-3 </text:span><text:span text:style-name="T5">* ( 1 + 1/2 ) =</text:span></text:p>
            <text:p><text:span text:style-name="T5"><text:s text:c="3"/></text:span><text:span text:style-name="T5">= <text:s/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1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4-3 </text:span><text:span text:style-name="T5">* ( 1 + 1/2 ) =</text:span></text:p>
            <text:p><text:span text:style-name="T5"><text:s text:c="3"/></text:span><text:span text:style-name="T5">= <text:s/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draw:line draw:style-name="gr10" draw:text-style-name="P4" draw:layer="layout" svg:x1="6.35cm" svg:y1="8.89cm" svg:x2="7.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1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4-3 </text:span><text:span text:style-name="T5">* ( 1 + 1/2 ) =</text:span></text:p>
            <text:p><text:span text:style-name="T5"><text:s text:c="3"/></text:span><text:span text:style-name="T5">= <text:s/>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draw:line draw:style-name="gr10" draw:text-style-name="P4" draw:layer="layout" svg:x1="12.45cm" svg:y1="9.39cm" svg:x2="13.72cm" svg:y2="14.47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100 <text:s text:c="10"/>1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4-3 </text:span><text:span text:style-name="T5">* ( 1 + 1/2 ) =</text:span></text:p>
            <text:p><text:span text:style-name="T5"><text:s text:c="3"/></text:span><text:span text:style-name="T5">= 2</text:span><text:span text:style-name="T4">1 </text:span><text:span text:style-name="T5"><text:s text:c="2"/>* ( 3 / 2 ) = 3 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dando o expoente</text:p>
          </draw:text-box>
        </draw:frame>
        <draw:frame draw:style-name="gr9" draw:text-style-name="P3" draw:layer="layout" svg:width="13.886cm" svg:height="18.737cm" svg:x="4.445cm" svg:y="5.715cm">
          <draw:text-box>
            <text:p><text:span text:style-name="T3"><text:s text:c="5"/></text:span><text:span text:style-name="T3">E <text:s text:c="12"/>Mant</text:span></text:p>
            <text:p><text:span text:style-name="T3"><text:s text:c="3"/></text:span><text:span text:style-name="T3">011 <text:s text:c="10"/>1 <text:s text:c="2"/>0 <text:s/>0 <text:s text:c="2"/>0</text:span></text:p>
            <text:p><text:span text:style-name="T3"><text:s text:c="20"/></text:span><text:span text:style-name="T3">2</text:span><text:span text:style-name="T4">-1 </text:span><text:span text:style-name="T5">2</text:span><text:span text:style-name="T4">-2</text:span><text:span text:style-name="T5"> 2</text:span><text:span text:style-name="T4">-3</text:span><text:span text:style-name="T5"> 2</text:span><text:span text:style-name="T4">-4</text:span></text:p>
            <text:p><text:span text:style-name="T3"><text:s text:c="18"/></text:span></text:p>
            <text:p><text:span text:style-name="T3"/></text:p>
            <text:p><text:span text:style-name="T3">X = 2</text:span><text:span text:style-name="T4">e-3 </text:span><text:span text:style-name="T5">* ( 1 + Mant )</text:span></text:p>
            <text:p><text:span text:style-name="T5"><text:s text:c="3"/></text:span><text:span text:style-name="T5">= 2</text:span><text:span text:style-name="T4">3-3 </text:span><text:span text:style-name="T5">* ( 1 + 1/2 ) =</text:span></text:p>
            <text:p><text:span text:style-name="T5"><text:s text:c="3"/></text:span><text:span text:style-name="T5">= 2</text:span><text:span text:style-name="T4">0 </text:span><text:span text:style-name="T5"><text:s text:c="2"/>* ( 3 / 2 ) = 1,5 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3"/></text:p>
          </draw:text-box>
        </draw:frame>
        <draw:frame draw:style-name="gr11" draw:text-style-name="P2" draw:layer="layout" svg:width="4.143cm" svg:height="2.384cm" svg:x="20.32cm" svg:y="12.641cm">
          <draw:text-box>
            <text:p>Subtrair 1 no</text:p>
            <text:p>Expoente</text:p>
            <text:p>Divide por 2</text:p>
          </draw:text-box>
        </draw:frame>
        <draw:line draw:style-name="gr10" draw:text-style-name="P5" draw:layer="layout" svg:x1="19.685cm" svg:y1="14.605cm" svg:x2="17.145cm" svg:y2="15.875cm">
          <text:p/>
        </draw:line>
        <draw:line draw:style-name="gr10" draw:text-style-name="P5" draw:layer="layout" svg:x1="6.35cm" svg:y1="8.89cm" svg:x2="7.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versão real → binário floa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ntissa tem que ficar em 1 e 2</text:p>
              </text:list-item>
              <text:list-item>
                <text:p>Armazena 1 + M, então 0 &lt;= M &lt; 1</text:p>
              </text:list-item>
              <text:list-item>
                <text:p>Três casos</text:p>
                <text:list>
                  <text:list-item>
                    <text:p>Menor que 1</text:p>
                  </text:list-item>
                  <text:list-item>
                    <text:p>Entre 1 e 2</text:p>
                  </text:list-item>
                  <text:list-item>
                    <text:p>Maior que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ntre 1 e 2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 expoente será 0 ou 2<text:span text:style-name="T1">0</text:span></text:p>
              </text:list-item>
              <text:list-item>
                <text:p><text:span text:style-name="T2">No formato 2</text:span><text:span text:style-name="T1">e-3</text:span><text:span text:style-name="T2"> = 2</text:span><text:span text:style-name="T1">3-3</text:span><text:span text:style-name="T2">, ou seja, e= 011</text:span></text:p>
              </text:list-item>
              <text:list-item>
                <text:p><text:span text:style-name="T2">Mantissa = 1 + M</text:span></text:p>
              </text:list-item>
              <text:list-item>
                <text:p><text:span text:style-name="T2">M é formato por soma de fração 1/2, ¼, 1/8, 1/16</text:span></text:p>
              </text:list-item>
              <text:list-item>
                <text:p><text:span text:style-name="T2">Em real frações = 0,5 <text:s text:c="2"/>0,25 <text:s text:c="2"/>0,125 <text:s text:c="2"/>0,0625</text:span></text:p>
              </text:list-item>
              <text:list-item>
                <text:p><text:span text:style-name="T2">Pesar como uma balanç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x = 1,6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ntre 1 e 2, então expoente = 0 ou 2<text:span text:style-name="T1">3-3</text:span></text:p>
              </text:list-item>
              <text:list-item>
                <text:p><text:span text:style-name="T2">1+M = 1,6 → M = 0,6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x = 1,6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ntre 1 e 2, então expoente = 0 ou 2<text:span text:style-name="T1">3-3</text:span></text:p>
              </text:list-item>
              <text:list-item>
                <text:p><text:span text:style-name="T2">1+M = 1,6 → M = 0,6</text:span></text:p>
              </text:list-item>
              <text:list-item>
                <text:p><text:span text:style-name="T2">Pesos </text:span></text:p>
                <text:list>
                  <text:list-item>
                    <text:p><text:span text:style-name="T2">0,5 ok</text:span></text:p>
                  </text:list-item>
                  <text:list-item>
                    <text:p><text:span text:style-name="T2">0,25 <text:s/>→ 0,5 + 0,25 = 0,75 &gt; 0,6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x = 1,6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ntre 1 e 2, então expoente = 0 ou 2<text:span text:style-name="T1">3-3</text:span></text:p>
              </text:list-item>
              <text:list-item>
                <text:p><text:span text:style-name="T2">1+M = 1,6 → M = 0,6</text:span></text:p>
              </text:list-item>
              <text:list-item>
                <text:p><text:span text:style-name="T2">Pesos </text:span></text:p>
                <text:list>
                  <text:list-item>
                    <text:p><text:span text:style-name="T2">0,5 ok</text:span></text:p>
                  </text:list-item>
                  <text:list-item>
                    <text:p><text:span text:style-name="T2">0,25 <text:s/>→ 0,5 + 0,25 = 0,75 &gt; 0,6</text:span></text:p>
                  </text:list-item>
                  <text:list-item>
                    <text:p><text:span text:style-name="T2">0,125 → 0,5 + 0,125 = 0,625 &gt; 0,6</text:span></text:p>
                  </text:list-item>
                  <text:list-item>
                    <text:p><text:span text:style-name="T2">0,0625 → 0,5 + 0,0625 = 0,5625 &lt; 0,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x = 1,6</text:p>
          </draw:text-box>
        </draw:frame>
        <draw:frame presentation:style-name="pr8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>Entre 1 e 2, então expoente = 0 ou 2<text:span text:style-name="T1">3-3</text:span></text:p>
              </text:list-item>
              <text:list-item>
                <text:p><text:span text:style-name="T2">1+M = 1,6 → M = 0,6</text:span></text:p>
              </text:list-item>
              <text:list-item>
                <text:p><text:span text:style-name="T2">Pesos </text:span></text:p>
                <text:list>
                  <text:list-item>
                    <text:p><text:span text:style-name="T2">0,5 ok</text:span></text:p>
                  </text:list-item>
                  <text:list-item>
                    <text:p><text:span text:style-name="T2">0,25 <text:s/>→ 0,5 + 0,25 = 0,75 &gt; 0,6</text:span></text:p>
                  </text:list-item>
                  <text:list-item>
                    <text:p><text:span text:style-name="T2">0,125 → 0,5 + 0,125 = </text:span><text:span text:style-name="T6">0,625 &gt;0,6 ← Mais Próximo</text:span></text:p>
                  </text:list-item>
                  <text:list-item>
                    <text:p><text:span text:style-name="T2">0,0625 → 0,5 + 0,0625 = 0,5625 &lt; 0,6</text:span></text:p>
                  </text:list-item>
                </text:list>
              </text:list-item>
              <text:list-item>
                <text:p><text:span text:style-name="T2">Em binário M = 1010</text:span></text:p>
                <text:p><text:span text:style-name="T2">011 <text:s text:c="6"/>1010 <text:s text:c="3"/>em 7 bits = 2</text:span><text:span text:style-name="T1">3-3</text:span><text:span text:style-name="T2"> * ( 1 + ½ + 1/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imeiro, dividir até ficar entre 1 e 2</text:p>
              </text:list-item>
              <text:list-item>
                <text:p>O número de divisões será o expoente positivo</text:p>
              </text:list-item>
              <text:list-item>
                <text:p>Armazenar no formato 2<text:span text:style-name="T1">e-3</text:span></text:p>
              </text:list-item>
              <text:list-item>
                <text:p>Calcular a mantissa, lembrar que 1+M</text:p>
              </text:list-item>
            </text:list>
          </draw:text-box>
        </draw:frame>
        <draw:frame presentation:style-name="pr1" draw:layer="layout" svg:width="25.199cm" svg:height="3.256cm" svg:x="1.4cm" svg:y="0.962cm" presentation:class="title">
          <draw:text-box>
            <text:p>X &gt; 2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=2,75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2,75 &gt; 2</text:p>
              </text:list-item>
              <text:list-item>
                <text:p>2,75 / 2 = 1,375</text:p>
              </text:list-item>
              <text:list-item>
                <text:p>2<text:span text:style-name="T1"> 1</text:span><text:span text:style-name="T2"> * 1,375 = 2,75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=2,75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2,75 &gt; 2</text:p>
              </text:list-item>
              <text:list-item>
                <text:p>2,75 / 2 = 1,375</text:p>
              </text:list-item>
              <text:list-item>
                <text:p>2<text:span text:style-name="T1"> 1</text:span><text:span text:style-name="T2"> * 1,375 = 2,75</text:span></text:p>
              </text:list-item>
              <text:list-item>
                <text:p><text:span text:style-name="T2">Expoente 2</text:span><text:span text:style-name="T1"> 4-3</text:span><text:span text:style-name="T2"> = 2</text:span><text:span text:style-name="T1">1</text:span></text:p>
              </text:list-item>
              <text:list-item>
                <text:p><text:span text:style-name="T2">1+M = 1,375 → M = 0,375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=2,75</text:p>
          </draw:text-box>
        </draw:frame>
        <draw:frame presentation:style-name="pr9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>2,75 &gt; 2</text:p>
              </text:list-item>
              <text:list-item>
                <text:p>2,75 / 2 = 1,375</text:p>
              </text:list-item>
              <text:list-item>
                <text:p>2<text:span text:style-name="T1"> 1</text:span><text:span text:style-name="T2"> * 1,375 = 2,75</text:span></text:p>
              </text:list-item>
              <text:list-item>
                <text:p><text:span text:style-name="T2">Expoente 2</text:span><text:span text:style-name="T1"> 4-3</text:span><text:span text:style-name="T2"> = 2</text:span><text:span text:style-name="T1">1</text:span></text:p>
              </text:list-item>
              <text:list-item>
                <text:p><text:span text:style-name="T2">1+M = 1,375 → M = 0,375</text:span></text:p>
              </text:list-item>
              <text:list-item>
                <text:p><text:span text:style-name="T2">Pesos</text:span></text:p>
                <text:list>
                  <text:list-item>
                    <text:p><text:span text:style-name="T2">0,5 – muito</text:span></text:p>
                  </text:list-item>
                  <text:list-item>
                    <text:p><text:span text:style-name="T2">M = 0,25 + 0,125 = 0,375 exato !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=2,75</text:p>
          </draw:text-box>
        </draw:frame>
        <draw:frame presentation:style-name="pr10" draw:layer="layout" svg:width="25.199cm" svg:height="16.131cm" svg:x="1.4cm" svg:y="4.914cm" presentation:class="outline" presentation:user-transformed="true">
          <draw:text-box>
            <text:list text:style-name="L2">
              <text:list-item>
                <text:p>2,75 &gt; 2</text:p>
              </text:list-item>
              <text:list-item>
                <text:p>2,75 / 2 = 1,375</text:p>
              </text:list-item>
              <text:list-item>
                <text:p>2<text:span text:style-name="T1"> 1</text:span><text:span text:style-name="T2"> * 1,375 = 2,75</text:span></text:p>
              </text:list-item>
              <text:list-item>
                <text:p><text:span text:style-name="T2">Expoente 2</text:span><text:span text:style-name="T1"> 4-3</text:span><text:span text:style-name="T2"> = 2</text:span><text:span text:style-name="T1">1</text:span></text:p>
              </text:list-item>
              <text:list-item>
                <text:p><text:span text:style-name="T2">1+M = 1,375 → M = 0,375</text:span></text:p>
              </text:list-item>
              <text:list-item>
                <text:p><text:span text:style-name="T2">Pesos</text:span></text:p>
                <text:list>
                  <text:list-item>
                    <text:p><text:span text:style-name="T2">0,5 – muito</text:span></text:p>
                  </text:list-item>
                  <text:list-item>
                    <text:p><text:span text:style-name="T2">M = 0,25 + 0,125 = 0,375 exato !</text:span></text:p>
                  </text:list-item>
                </text:list>
              </text:list-item>
              <text:list-item>
                <text:p><text:span text:style-name="T2">X = 100 <text:s text:c="5"/>0110 <text:s text:c="2"/>= <text:s/>2</text:span><text:span text:style-name="T1"> 4-3</text:span><text:span text:style-name="T2"> * ( 1 + ¼ + 1/8) <text:s text:c="41"/>=2</text:span><text:span text:style-name="T1">1 <text:s text:c="9"/></text:span><text:span text:style-name="T2">* <text:s text:c="3"/>11/8 = 11/4 = 2,7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nor que 1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ultiplicar por 2 até ficar entre 1 e 2</text:p>
              </text:list-item>
              <text:list-item>
                <text:p>O número de multiplicações é o expoente negativo</text:p>
              </text:list-item>
              <text:list-item>
                <text:p>Gerar a mantissa 1+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 = 0,3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0,3 * 2 = 0,6</text:p>
              </text:list-item>
              <text:list-item>
                <text:p>0,6 * 2 = 1,2</text:p>
              </text:list-item>
              <text:list-item>
                <text:p>Então 2<text:span text:style-name="T1">-2 </text:span><text:span text:style-name="T2"><text:s/>* 1,2 = 0,3 ou 2</text:span><text:span text:style-name="T1"> 1-3 </text:span><text:span text:style-name="T2">* ( 1 + 0,2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 = 0,3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0,3 * 2 = 0,6</text:p>
              </text:list-item>
              <text:list-item>
                <text:p>0,6 * 2 = 1,2</text:p>
              </text:list-item>
              <text:list-item>
                <text:p>Então 2<text:span text:style-name="T1">-2 </text:span><text:span text:style-name="T2"><text:s/>* 1,2 = 0,3 ou 2</text:span><text:span text:style-name="T1"> 1-3 </text:span><text:span text:style-name="T2">* ( 1 + 0,2)</text:span></text:p>
              </text:list-item>
              <text:list-item>
                <text:p><text:span text:style-name="T2">0,2</text:span></text:p>
                <text:list>
                  <text:list-item>
                    <text:p><text:span text:style-name="T2">0,5 muito</text:span></text:p>
                  </text:list-item>
                  <text:list-item>
                    <text:p><text:span text:style-name="T2">0,25</text:span></text:p>
                  </text:list-item>
                  <text:list-item>
                    <text:p><text:span text:style-name="T2">Ou 0,125 + 0,0625 = 0,1875 ← mais próximo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mplo X = 0,3</text:p>
          </draw:text-box>
        </draw:frame>
        <draw:frame presentation:style-name="pr11" draw:layer="layout" svg:width="25.199cm" svg:height="16.366cm" svg:x="1.4cm" svg:y="4.914cm" presentation:class="outline" presentation:user-transformed="true">
          <draw:text-box>
            <text:list text:style-name="L2">
              <text:list-item>
                <text:p>0,3 * 2 = 0,6</text:p>
              </text:list-item>
              <text:list-item>
                <text:p>0,6 * 2 = 1,2</text:p>
              </text:list-item>
              <text:list-item>
                <text:p>Então 2<text:span text:style-name="T1">-2 </text:span><text:span text:style-name="T2"><text:s/>* 1,2 = 0,3 ou 2</text:span><text:span text:style-name="T1"> 1-3 </text:span><text:span text:style-name="T2">* ( 1 + 0,2)</text:span></text:p>
              </text:list-item>
              <text:list-item>
                <text:p><text:span text:style-name="T2">0,2</text:span></text:p>
                <text:list>
                  <text:list-item>
                    <text:p><text:span text:style-name="T2">0,5 muito</text:span></text:p>
                  </text:list-item>
                  <text:list-item>
                    <text:p><text:span text:style-name="T2">0,25</text:span></text:p>
                  </text:list-item>
                  <text:list-item>
                    <text:p><text:span text:style-name="T2">Ou 0,125 + 0,0625 = 0,1875 ← mais próximo</text:span></text:p>
                  </text:list-item>
                </text:list>
              </text:list-item>
              <text:list-item>
                <text:p><text:span text:style-name="T2">X = 001 <text:s text:c="3"/>0011 = 2</text:span><text:span text:style-name="T1">1-3</text:span><text:span text:style-name="T2"> * (1+1/8 + 1/16) =</text:span></text:p>
                <text:p><text:span text:style-name="T2"><text:s text:c="25"/></text:span><text:span text:style-name="T2">= 2</text:span><text:span text:style-name="T1">-2 <text:s text:c="2"/></text:span><text:span text:style-name="T2">* 19/16 =19/64 = 0,296875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ormato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m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ar em ponto flutuante</text:p>
              </text:list-item>
              <text:list-item>
                <text:p>Em decimal</text:p>
                <text:list>
                  <text:list-item>
                    <text:p>10<text:span text:style-name="T1">2 </text:span><text:span text:style-name="T2"><text:s/>* <text:s text:c="4"/>1,23</text:span></text:p>
                  </text:list-item>
                  <text:list-item>
                    <text:p><text:span text:style-name="T2">10</text:span><text:span text:style-name="T1">-2 </text:span><text:span text:style-name="T2"><text:s/>* <text:s text:c="3"/>1,45</text:span></text:p>
                    <text:p><text:span text:style-name="T2">------------------</text:span></text:p>
                    <text:p><text:span text:style-name="T2"><text:s text:c="9"/></text:span><text:span text:style-name="T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justar expoent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ar em ponto flutuante</text:p>
              </text:list-item>
              <text:list-item>
                <text:p>Em decimal</text:p>
                <text:list>
                  <text:list-item>
                    <text:p>10<text:span text:style-name="T1">2 </text:span><text:span text:style-name="T2"><text:s/>* <text:s text:c="4"/>1,23</text:span></text:p>
                  </text:list-item>
                  <text:list-item>
                    <text:p><text:span text:style-name="T2">10</text:span><text:span text:style-name="T1">2 </text:span><text:span text:style-name="T2"><text:s/>* <text:s text:c="4"/>0,000145</text:span></text:p>
                    <text:p><text:span text:style-name="T2">------------------</text:span></text:p>
                    <text:p><text:span text:style-name="T2"><text:s text:c="13"/></text:span><text:span text:style-name="T2">1,23014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rredondar para 2 digit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ar em ponto flutuante</text:p>
              </text:list-item>
              <text:list-item>
                <text:p>Em decimal</text:p>
                <text:list>
                  <text:list-item>
                    <text:p>10<text:span text:style-name="T1">2 </text:span><text:span text:style-name="T2"><text:s/>* <text:s text:c="4"/>1,23</text:span></text:p>
                  </text:list-item>
                  <text:list-item>
                    <text:p><text:span text:style-name="T2">10</text:span><text:span text:style-name="T1">2 </text:span><text:span text:style-name="T2"><text:s/>* <text:s text:c="4"/>0,000145</text:span></text:p>
                    <text:p><text:span text:style-name="T2">------------------</text:span></text:p>
                    <text:p><text:span text:style-name="T2"><text:s text:c="13"/></text:span><text:span text:style-name="T2">1,2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8-09T06:29:23</meta:creation-date>
    <meta:editing-duration>PT2H27M23S</meta:editing-duration>
    <meta:editing-cycles>39</meta:editing-cycles>
    <dc:date>2019-08-04T10:47:50.576016151</dc:date>
    <meta:generator>LibreOffice/6.0.7.3$Linux_X86_64 LibreOffice_project/00m0$Build-3</meta:generator>
    <meta:document-statistic meta:object-count="183"/>
    <meta:user-defined meta:name="Informações 1"/>
    <meta:user-defined meta:name="Informações 2"/>
    <meta:user-defined meta:name="Informações 3"/>
    <meta:user-defined meta:name="Informações 4"/>
  </office:meta>
</office:document-meta>
</file>